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2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Sarah Moss; Lucien Moss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God of the spirit of all flesh! <text:s/>Creator of worlds/ whose glory fills all space; we stand in awe/ before Thy august presence, yet, with abiding trust/ in Thy unfailing goodness. <text:s/>Thou wilt not turn/ away form us in anger, when we crave for mercy./ <text:s/>Thou seest our anguish, and countest our tears, and Thou/ alone canst bring relief to an affliction, <text:span text:style-name="T2">which</text:span><text:span text:style-name="T3"> whereof/ our lips refuse to speak--so crushed within us are the/ powers of the soul. <text:s/>We feel that like the sorely tried </text:span><text:span text:style-name="T2">man</text:span><text:span text:style-name="T3">/ man of the book we treasured up, we had hoped for a/ change that heralds good and lo! the evil we dreaded/ came to pass. <text:s/>We had looked for the rekindling of a/ brilliant light, and behold! thick darkness has pre-/-vailed. <text:s/>Oh! uplift our minds form the sight of </text:span><text:span text:style-name="T2">sud-</text:span><text:span text:style-name="T3">/ shuddering destruction to a scene of heavenly redemption./ <text:s/>Thou wilt O God, command salvation to meet our/ beloved Sarah, and greet her entrance into her lasting/ home with the assurance of pardon, of repose and of joys/ unceasing and ineffable. <text:s/>The sweet calmness which/ domestic sorrows and the keenest sensibility withheld/</text:span></text:p>
      <text:p text:style-name="P6"><text:span text:style-name="T3"/></text:p>
      <text:p text:style-name="P6"><text:span text:style-name="T3">[Page 2]</text:span></text:p>
      <text:p text:style-name="P6"><text:span text:style-name="T3">from </text:span><text:span text:style-name="T2">her</text:span><text:span text:style-name="T3"> Thy hand-maid in this nether world, Thou/ wilt prepare for her among the innocent ones who preceded/ her to lofty spheres. <text:s/>Into Thy hands O Parent of/ beneficence! we commit the object of our yearning/ thoughts, and fond affection. <text:s/>Surely Thou wilt not forsake/ Thy child in the confines of oblivion./</text:span></text:p>
      <text:p text:style-name="P6"><text:span text:style-name="T3">Mayest Thou even so have ever present the devoted hus-/-band, who has been left a heritage of memories sacred/ but distressful. <text:s/>Let each day Thou hast destined him/ to live, be happy in </text:span><text:soft-page-break/><text:span text:style-name="T3">compensation of the long years he spent/ in silent grief and dismay. <text:s/>Endow Thy servant/ Lucien Moss with the strength to rise above his own/ afflicted self and go forth unfalteringly to pursue/ a path of honor, which may exalt his name, and/ that of the religion he professes. <text:s/>Thou, who didst/ teach us that the hand of the diligent will hold/ riches, </text:span><text:span text:style-name="T2">m</text:span><text:span text:style-name="T3"> wast pleased to verify that maxim/ in the son of Israel for whose sake we offer sup-/-plications. <text:s/>Grant that, free from sufferings, our/ brother may bestow his time and his means on the allaying of/ misery, and derive therefrom the satisfaction of having/ made Thy gifts a source of blessings./</text:span></text:p>
      <text:p text:style-name="P6"><text:span text:style-name="T3"/></text:p>
      <text:p text:style-name="P6"><text:span text:style-name="T3">[Page 3]</text:span></text:p>
      <text:p text:style-name="P6"><text:span text:style-name="T3">With righteousness will he buy tranquility; by/ charity will he enhance the bliss of his beloved; for/ even thus have we been instructed by the saints of old./ <text:s/>And now O Lord! we beseech Thee in behalf of her who/ </text:span><text:span text:style-name="T2">is tossed</text:span><text:span text:style-name="T3"> languishes upon a couch of sickness. <text:s/>For Thy faith-/-ful Hezekiah Thou didst close the mouth of a yawning/ grave, didst heal disease, add years, and promise </text:span><text:span text:style-name="T2">safety and</text:span><text:span text:style-name="T3"> deli-/-verance and </text:span><text:span text:style-name="T2">safety</text:span><text:span text:style-name="T3"> felicity. <text:s/>Thou art the same God all-power-/-ful and good, for, time brings no change in Thy Essence./ <text:s/>Deign therefore to stretch forth Thy hand and rescue from/ an untimely death a member of a family already/ wofully[sic!] bereaved. <text:s/>May </text:span><text:span text:style-name="T2">she</text:span><text:span text:style-name="T3"> our sister survive her acute malady/ </text:span><text:span text:style-name="T2">and</text:span><text:span text:style-name="T3"> to devote a long existence to </text:span><text:span text:style-name="T2">g</text:span><text:span text:style-name="T3"> the gentle ministration/ of effective kindness./</text:span></text:p>
      <text:p text:style-name="P6"><text:span text:style-name="T3">On </text:span><text:span text:style-name="T2">er</text:span><text:span text:style-name="T3"> again ere we carry away from </text:span><text:span text:style-name="T2">our midst here</text:span><text:span text:style-name="T3"> our presence the </text:span><text:span text:style-name="T2">woman</text:span><text:span text:style-name="T3"> creature/ we loved, and whom we would have delighted to cherishingly hold in our/ midst and urge on to deeds of mercy, we prostrate ourselves/ before Thee, and pray with all the fervency of our nature./ <text:s/>Remember O Lord! the virtues of Sarah Moss, and </text:span><text:span text:style-name="T2">the</text:span><text:span text:style-name="T3"> let each/ performance thereof become an escorting angel to the/ realms of rest. <text:s/>Let the mental torturings, which hastened/ her end, atone for her sins. <text:s/>Oh accomplish O God! in her spirit/ </text:span></text:p>
      <text:p text:style-name="P6"><text:span text:style-name="T3"/></text:p>
      <text:p text:style-name="P6"><text:span text:style-name="T3">[Page 4]</text:span></text:p>
      <text:p text:style-name="P6"><text:span text:style-name="T3">the sentence of the scriptures which tells that Thou/ O God! redeemest the soul that it may not endure/ perdition, </text:span><text:span text:style-name="T2">but</text:span><text:span text:style-name="T3"> Father! let </text:span><text:span text:style-name="T2">the being our soul</text:span><text:span text:style-name="T3"> the dear being whose eyes </text:span><text:span text:style-name="T2">are</text:span><text:span text:style-name="T3"> we have closed </text:span><text:span text:style-name="T2">[?]</text:span><text:span text:style-name="T3"> on earth look and see </text:span><text:span text:style-name="T2">a light of an unextinguish-</text:span><text:span text:style-name="T3"> the breaking of a light which/ </text:span><text:span text:style-name="T2">-able life. <text:s/>Amen. <text:s/>inextinguishable and [?] gladden</text:span><text:span text:style-name="T3"> opens an existence unquenchable and </text:span><text:span text:style-name="T2">joyous</text:span><text:span text:style-name="T3"> joyous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0T12:11:37.77</meta:creation-date>
    <dc:date>2012-10-10T12:39:30.34</dc:date>
    <dc:creator>Penn Libraries</dc:creator>
    <meta:editing-duration>PT00H12M4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856" meta:character-count="5245"/>
  </office:meta>
</office:document-meta>
</file>